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T Sans" svg:font-family="'PT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fa21" officeooo:paragraph-rsid="0007fa21"/>
    </style:style>
    <style:style style:name="P2" style:family="paragraph" style:parent-style-name="Preformatted_20_Text">
      <style:text-properties officeooo:rsid="0007fa21" officeooo:paragraph-rsid="0007fa21"/>
    </style:style>
    <style:style style:name="T1" style:family="text">
      <style:text-properties fo:font-variant="normal" fo:text-transform="none" fo:color="#5a5a5a" style:font-name="PT Sans" fo:font-size="15.4499998092651pt" fo:letter-spacing="normal" fo:font-style="normal" fo:font-weight="normal"/>
    </style:style>
    <style:style style:name="T2" style:family="text">
      <style:text-properties fo:font-variant="normal" fo:text-transform="none" fo:color="#5a5a5a" style:font-name="PT Sans" fo:font-size="15.4499998092651pt" fo:letter-spacing="normal" fo:font-style="italic" style:text-underline-style="solid" style:text-underline-width="auto" style:text-underline-color="font-color" fo:font-weight="normal"/>
    </style:style>
    <style:style style:name="T3" style:family="text">
      <style:text-properties fo:font-variant="normal" fo:text-transform="none" fo:color="#5a5a5a" style:font-name="inherit" fo:font-size="15.4499998092651pt" fo:letter-spacing="normal" fo:font-style="normal" fo:font-weight="normal"/>
    </style:style>
    <style:style style:name="T4" style:family="text">
      <style:text-properties fo:font-variant="normal" fo:text-transform="none" fo:color="#5a5a5a" style:font-name="inherit" fo:font-size="15.4499998092651pt" fo:letter-spacing="normal" fo:font-style="normal" fo:font-weight="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wmd-input-section-9939"/><text:span text:style-name="T4">CS-With-Android Project Anagrams ============================</text:span></text:p>
      <text:p text:style-name="P1"><text:span text:style-name="T1"/></text:p>
      <text:p text:style-name="P1"><text:bookmark text:name="wmd-input-section-9980"/><text:span text:style-name="T3">####</text:span><text:span text:style-name="T4">**This repository contains code for module Anagram Game of Google's Computer Science with Android.**###</text:span></text:p>
      <text:p text:style-name="P1"><text:span text:style-name="T1">[</text:span><text:span text:style-name="T2">*Anagram CSwithAndroid*</text:span><text:span text:style-name="T1">](</text:span><text:a xlink:type="simple" xlink:href="https://cswithandroid.withgoogle.com/unit?unit=1&amp;lesson=3" text:style-name="Internet_20_link" text:visited-style-name="Visited_20_Internet_20_Link">https://cswithandroid.withgoogle.com/unit?unit=1&amp;lesson=3</text:a><text:span text:style-name="T1">)</text:span></text:p>
      <text:p text:style-name="P1"><text:span text:style-name="T1"/></text:p>
      <text:p text:style-name="P1"><text:span text:style-name="T1"/></text:p>
      <text:p text:style-name="P1"><text:bookmark text:name="wmd-input-section-9981"/><text:span text:style-name="T4">The mechanics of the game are as follows: ------------------------------------------------------------</text:span></text:p>
      <text:p text:style-name="P1"><text:span text:style-name="T4"/></text:p>
      <text:p text:style-name="P1"><text:span text:style-name="T1">* The game provides the user with a word from the dictionary. * The user tries to create as many words as possible that contain all the letters of the given word plus one additional letter. Note that adding the extra letter at the beginning or the end without reordering the other letters is not valid. For example, if the game picks the word 'ore' as a starter, the user might guess 'rose' or 'zero' but not 'sore'.</text:span></text:p>
      <text:p text:style-name="P1"><text:span text:style-name="T1">* The user can give up and see the words that they did not guess.</text:span></text:p>
      <text:p text:style-name="P1"><text:span text:style-name="T1"/></text:p>
      <text:p text:style-name="P1"><text:span text:style-name="T1"/></text:p>
      <text:p text:style-name="P1"><text:bookmark text:name="wmd-input-section-10027"/><text:span text:style-name="T4">Data Structures used in code: -----------------------------------------</text:span></text:p>
      <text:p text:style-name="P1"><text:span text:style-name="T4"/></text:p>
      <text:p text:style-name="P1"><text:span text:style-name="T1">* ArrayList</text:span></text:p>
      <text:p text:style-name="P1"><text:span text:style-name="T1">* HashMap</text:span></text:p>
      <text:p text:style-name="P1"><text:span text:style-name="T1">* HashSe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T Sans" svg:font-family="'PT Sans', sans-serif"/>
    <style:font-face style:name="inherit" svg:font-family="inherit"/>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3T21:33:21.956686579</dc:date>
    <meta:editing-duration>PT1M15S</meta:editing-duration>
    <meta:editing-cycles>1</meta:editing-cycles>
    <meta:document-statistic meta:table-count="0" meta:image-count="0" meta:object-count="0" meta:page-count="1" meta:paragraph-count="10" meta:word-count="134" meta:character-count="935" meta:non-whitespace-character-count="811"/>
    <meta:generator>LibreOffice/5.1.6.2$Linux_X86_64 LibreOffice_project/10m0$Build-2</meta:generator>
  </office:meta>
</office:document-meta>
</file>